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4.861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fo:background-color="#ccffff" style:text-align-source="fix" style:repeat-content="false"/>
      <style:paragraph-properties fo:text-align="end" fo:margin-left="0in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ccffff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1-07-08">
            <text:p>07/08/11</text:p>
          </table:table-cell>
          <table:table-cell table:style-name="ce4" office:value-type="string">
            <text:p>1. Prepare for this project. Choose “open office” to write documents.</text:p>
            <text:p>2. Define the file structure.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1-07-09">
            <text:p>07/09/11</text:p>
          </table:table-cell>
          <table:table-cell table:style-name="Default" office:value-type="string">
            <text:p>1. Create project AutoZalent.</text:p>
            <text:p>2. Config the dest dir by using with a pri file.</text:p>
          </table:table-cell>
          <table:table-cell table:style-name="Default"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9">07/09/2011</text:date>, <text:time>22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9T22:12:22.50</meta:creation-date>
    <dc:date>2011-07-09T22:41:23.22</dc:date>
    <meta:editing-duration>PT13M50S</meta:editing-duration>
    <meta:editing-cycles>1</meta:editing-cycles>
    <meta:document-statistic meta:table-count="3" meta:cell-count="6" meta:object-count="0"/>
    <meta:generator>OOo-dev/3.4$Win32 OpenOffice.org_project/340m0$Build-9583</meta:generator>
  </office:meta>
</office:document-meta>
</file>